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o1" style:family="table-column">
      <style:table-column-properties fo:break-before="auto" style:column-width="2.56645833333333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4.41854166666667cm" style:use-optimal-column-width="true"/>
    </style:style>
    <style:style style:name="co7" style:family="table-column">
      <style:table-column-properties fo:break-before="auto" style:column-width="1.190625cm" style:use-optimal-column-width="true"/>
    </style:style>
    <style:style style:name="co8" style:family="table-column">
      <style:table-column-properties fo:break-before="auto" style:column-width="1.74625cm" style:use-optimal-column-width="true"/>
    </style:style>
    <style:style style:name="co9" style:family="table-column">
      <style:table-column-properties fo:break-before="auto" style:column-width="1.984375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3.51895833333333cm" style:use-optimal-column-width="true"/>
    </style:style>
    <style:style style:name="co13" style:family="table-column">
      <style:table-column-properties fo:break-before="auto" style:column-width="3.91583333333333cm" style:use-optimal-column-width="true"/>
    </style:style>
    <style:style style:name="co14" style:family="table-column">
      <style:table-column-properties fo:break-before="auto" style:column-width="2.460625cm" style:use-optimal-column-width="true"/>
    </style:style>
    <style:style style:name="co15" style:family="table-column">
      <style:table-column-properties fo:break-before="auto" style:column-width="2.27541666666667cm" style:use-optimal-column-width="true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3.38666666666667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 style:parent-style-name="Default" style:data-style-name="N36">
      <style:map style:condition="of:cell-content()&lt;500" style:apply-style-name="cf2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TTURAZI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N° FATTURA</text:p>
          </table:table-cell>
          <table:table-cell office:value-type="string" table:style-name="ce1">
            <text:p>DATA FATTURA</text:p>
          </table:table-cell>
          <table:table-cell office:value-type="string" table:style-name="ce5">
            <text:p>IMPORTO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OGGETTO</text:p>
          </table:table-cell>
          <table:table-cell office:value-type="string" table:style-name="ce1">
            <text:p>DATA SCADENZA(60gg)</text:p>
          </table:table-cell>
          <table:table-cell office:value-type="string" table:style-name="ce1">
            <text:p>IVA</text:p>
          </table:table-cell>
          <table:table-cell office:value-type="string" table:style-name="ce6">
            <text:p>LORDO</text:p>
          </table:table-cell>
          <table:table-cell office:value-type="string" table:style-name="ce1">
            <text:p>OGGI</text:p>
          </table:table-cell>
          <table:table-cell office:value-type="string" table:style-name="ce1">
            <text:p>STATO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820" table:style-name="ce5">
            <text:p>2.8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20.22" table:style-name="ce6">
            <text:p>2.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1740" table:style-name="ce5">
            <text:p>1.7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1740.22" table:style-name="ce6">
            <text:p>1.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7300" table:style-name="ce5">
            <text:p>7.3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7300.22" table:style-name="ce6">
            <text:p>7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700" table:style-name="ce5">
            <text:p>2.7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700.22" table:style-name="ce6">
            <text:p>2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5750" table:style-name="ce5">
            <text:p>5.7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5750.22" table:style-name="ce6">
            <text:p>5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520" table:style-name="ce5">
            <text:p>3.5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520.22" table:style-name="ce6">
            <text:p>3.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5800" table:style-name="ce5">
            <text:p>5.8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5800.22" table:style-name="ce6">
            <text:p>5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480" table:style-name="ce5">
            <text:p>3.48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480.22" table:style-name="ce6">
            <text:p>3.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4000" table:style-name="ce5">
            <text:p>4.0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00.22" table:style-name="ce6">
            <text:p>4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300" table:style-name="ce5">
            <text:p>2.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00.2199999999998" table:style-name="ce6">
            <text:p>2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6350" table:style-name="ce5">
            <text:p>6.3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6350.22" table:style-name="ce6">
            <text:p>6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160" table:style-name="ce5">
            <text:p>3.1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160.22" table:style-name="ce6">
            <text:p>3.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820" table:style-name="ce5">
            <text:p>8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820.22" table:style-name="ce6">
            <text:p>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450" table:style-name="ce5">
            <text:p>4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0.22" table:style-name="ce6">
            <text:p>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980" table:style-name="ce5">
            <text:p>3.9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980.22" table:style-name="ce6">
            <text:p>3.9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300" table:style-name="ce5">
            <text:p>2.3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00.2199999999998" table:style-name="ce6">
            <text:p>2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5400" table:style-name="ce5">
            <text:p>5.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5400.22" table:style-name="ce6">
            <text:p>5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400" table:style-name="ce5">
            <text:p>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0.22" table:style-name="ce6">
            <text:p>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760" table:style-name="ce5">
            <text:p>3.7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60.22" table:style-name="ce6">
            <text:p>3.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120" table:style-name="ce5">
            <text:p>1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120.22" table:style-name="ce6">
            <text:p>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4640" table:style-name="ce5">
            <text:p>4.6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4640.22" table:style-name="ce6">
            <text:p>4.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260" table:style-name="ce5">
            <text:p>2.2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60.2199999999998" table:style-name="ce6">
            <text:p>2.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5500" table:style-name="ce5">
            <text:p>5.5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5500.22" table:style-name="ce6">
            <text:p>5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7100" table:style-name="ce5">
            <text:p>7.1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7100.22" table:style-name="ce6">
            <text:p>7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980" table:style-name="ce5">
            <text:p>9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980.22" table:style-name="ce6">
            <text:p>9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720" table:style-name="ce5">
            <text:p>3.7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20.22" table:style-name="ce6">
            <text:p>3.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2000" table:style-name="ce5">
            <text:p>2.0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2000.22" table:style-name="ce6">
            <text:p>2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3-12-17T00:00:00" table:style-name="ce3">
            <text:p>17/12/2023</text:p>
          </table:table-cell>
          <table:table-cell office:value-type="currency" office:value="300" table:style-name="ce5">
            <text:p>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2-15T00:00:00" table:style-name="ce3">
            <text:p>15/02/2024</text:p>
          </table:table-cell>
          <table:table-cell office:value-type="float" office:value="0.22" table:style-name="ce1">
            <text:p>0,22</text:p>
          </table:table-cell>
          <table:table-cell office:value-type="currency" office:value="300.22000000000003" table:style-name="ce6">
            <text:p>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DA PAGARE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5660" table:style-name="ce5">
            <text:p>5.6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660.22" table:style-name="ce6">
            <text:p>5.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6650" table:style-name="ce5">
            <text:p>6.6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650.22" table:style-name="ce6">
            <text:p>6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150" table:style-name="ce5">
            <text:p>3.1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150.22" table:style-name="ce6">
            <text:p>3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700" table:style-name="ce5">
            <text:p>7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00.22" table:style-name="ce6">
            <text:p>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1940" table:style-name="ce5">
            <text:p>1.9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940.22" table:style-name="ce6">
            <text:p>1.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750" table:style-name="ce5">
            <text:p>2.7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750.22" table:style-name="ce6">
            <text:p>2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1860" table:style-name="ce5">
            <text:p>1.8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60.22" table:style-name="ce6">
            <text:p>1.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850" table:style-name="ce5">
            <text:p>2.8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50.22" table:style-name="ce6">
            <text:p>2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240" table:style-name="ce5">
            <text:p>2.24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40.2199999999998" table:style-name="ce6">
            <text:p>2.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080" table:style-name="ce5">
            <text:p>2.0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080.2199999999998" table:style-name="ce6">
            <text:p>2.0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600" table:style-name="ce5">
            <text:p>3.6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600.22" table:style-name="ce6">
            <text:p>3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400" table:style-name="ce5">
            <text:p>2.4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400.2199999999998" table:style-name="ce6">
            <text:p>2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50" table:style-name="ce5">
            <text:p>2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50.22" table:style-name="ce6">
            <text:p>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5450" table:style-name="ce5">
            <text:p>5.45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450.22" table:style-name="ce6">
            <text:p>5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360" table:style-name="ce5">
            <text:p>3.3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360.22" table:style-name="ce6">
            <text:p>3.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140" table:style-name="ce5">
            <text:p>3.14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140.22" table:style-name="ce6">
            <text:p>3.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680" table:style-name="ce5">
            <text:p>2.6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680.22" table:style-name="ce6">
            <text:p>2.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4150" table:style-name="ce5">
            <text:p>4.1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150.22" table:style-name="ce6">
            <text:p>4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4300" table:style-name="ce5">
            <text:p>4.3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300.22" table:style-name="ce6">
            <text:p>4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1040" table:style-name="ce5">
            <text:p>1.0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040.22" table:style-name="ce6">
            <text:p>1.0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20" table:style-name="ce5">
            <text:p>3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20.22000000000003" table:style-name="ce6">
            <text:p>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660" table:style-name="ce5">
            <text:p>6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60.22" table:style-name="ce6">
            <text:p>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7400" table:style-name="ce5">
            <text:p>7.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400.22" table:style-name="ce6">
            <text:p>7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4560" table:style-name="ce5">
            <text:p>4.5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60.22" table:style-name="ce6">
            <text:p>4.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640" table:style-name="ce5">
            <text:p>6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40.22" table:style-name="ce6">
            <text:p>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2350" table:style-name="ce5">
            <text:p>2.3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50.2199999999998" table:style-name="ce6">
            <text:p>2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4100" table:style-name="ce5">
            <text:p>4.1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100.22" table:style-name="ce6">
            <text:p>4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3840" table:style-name="ce5">
            <text:p>3.8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840.22" table:style-name="ce6">
            <text:p>3.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date" office:date-value="2023-11-16T00:00:00" table:style-name="ce3">
            <text:p>16/11/2023</text:p>
          </table:table-cell>
          <table:table-cell office:value-type="currency" office:value="4260" table:style-name="ce5">
            <text:p>4.2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5T00:00:00" table:style-name="ce3">
            <text:p>15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260.22" table:style-name="ce6">
            <text:p>4.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2420" table:style-name="ce5">
            <text:p>2.4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420.2199999999998" table:style-name="ce6">
            <text:p>2.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300" table:style-name="ce5">
            <text:p>5.3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300.22" table:style-name="ce6">
            <text:p>5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4960" table:style-name="ce5">
            <text:p>4.96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960.22" table:style-name="ce6">
            <text:p>4.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700" table:style-name="ce5">
            <text:p>5.7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700.22" table:style-name="ce6">
            <text:p>5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1700" table:style-name="ce5">
            <text:p>1.7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700.22" table:style-name="ce6">
            <text:p>1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100" table:style-name="ce5">
            <text:p>5.1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100.22" table:style-name="ce6">
            <text:p>5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2900" table:style-name="ce5">
            <text:p>2.9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900.22" table:style-name="ce6">
            <text:p>2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4920" table:style-name="ce5">
            <text:p>4.9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920.22" table:style-name="ce6">
            <text:p>4.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3120" table:style-name="ce5">
            <text:p>3.1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120.22" table:style-name="ce6">
            <text:p>3.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4540" table:style-name="ce5">
            <text:p>4.5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40.22" table:style-name="ce6">
            <text:p>4.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6100" table:style-name="ce5">
            <text:p>6.1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100.22" table:style-name="ce6">
            <text:p>6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3820" table:style-name="ce5">
            <text:p>3.82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820.22" table:style-name="ce6">
            <text:p>3.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920" table:style-name="ce5">
            <text:p>5.9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920.22" table:style-name="ce6">
            <text:p>5.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7000" table:style-name="ce5">
            <text:p>7.0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000.22" table:style-name="ce6">
            <text:p>7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480" table:style-name="ce5">
            <text:p>5.4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480.22" table:style-name="ce6">
            <text:p>5.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7150" table:style-name="ce5">
            <text:p>7.15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150.22" table:style-name="ce6">
            <text:p>7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260" table:style-name="ce5">
            <text:p>2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60.22000000000003" table:style-name="ce6">
            <text:p>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5600" table:style-name="ce5">
            <text:p>5.6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600.22" table:style-name="ce6">
            <text:p>5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date" office:date-value="2023-11-15T00:00:00" table:style-name="ce3">
            <text:p>15/11/2023</text:p>
          </table:table-cell>
          <table:table-cell office:value-type="currency" office:value="3450" table:style-name="ce5">
            <text:p>3.45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4-01-14T00:00:00" table:style-name="ce3">
            <text:p>14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450.22" table:style-name="ce6">
            <text:p>3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780" table:style-name="ce5">
            <text:p>5.7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780.22" table:style-name="ce6">
            <text:p>5.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700" table:style-name="ce5">
            <text:p>4.7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700.22" table:style-name="ce6">
            <text:p>4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460" table:style-name="ce5">
            <text:p>2.46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460.2199999999998" table:style-name="ce6">
            <text:p>2.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740" table:style-name="ce5">
            <text:p>4.7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740.22" table:style-name="ce6">
            <text:p>4.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280" table:style-name="ce5">
            <text:p>2.2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80.2199999999998" table:style-name="ce6">
            <text:p>2.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800" table:style-name="ce5">
            <text:p>2.8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00.22" table:style-name="ce6">
            <text:p>2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520" table:style-name="ce5">
            <text:p>4.5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20.22" table:style-name="ce6">
            <text:p>4.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880" table:style-name="ce5">
            <text:p>4.8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880.22" table:style-name="ce6">
            <text:p>4.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840" table:style-name="ce5">
            <text:p>4.84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840.22" table:style-name="ce6">
            <text:p>4.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320" table:style-name="ce5">
            <text:p>3.3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320.22" table:style-name="ce6">
            <text:p>3.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220" table:style-name="ce5">
            <text:p>5.2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220.22" table:style-name="ce6">
            <text:p>5.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280" table:style-name="ce5">
            <text:p>3.2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280.22" table:style-name="ce6">
            <text:p>3.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1500" table:style-name="ce5">
            <text:p>1.5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500.22" table:style-name="ce6">
            <text:p>1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200" table:style-name="ce5">
            <text:p>5.2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200.22" table:style-name="ce6">
            <text:p>5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920" table:style-name="ce5">
            <text:p>3.9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920.22" table:style-name="ce6">
            <text:p>3.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620" table:style-name="ce5">
            <text:p>3.6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620.22" table:style-name="ce6">
            <text:p>3.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060" table:style-name="ce5">
            <text:p>4.0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60.22" table:style-name="ce6">
            <text:p>4.0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240" table:style-name="ce5">
            <text:p>5.2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240.22" table:style-name="ce6">
            <text:p>5.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940" table:style-name="ce5">
            <text:p>5.9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940.22" table:style-name="ce6">
            <text:p>5.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860" table:style-name="ce5">
            <text:p>2.8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60.22" table:style-name="ce6">
            <text:p>2.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950" table:style-name="ce5">
            <text:p>9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950.22" table:style-name="ce6">
            <text:p>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060" table:style-name="ce5">
            <text:p>5.0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060.22" table:style-name="ce6">
            <text:p>5.0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100" table:style-name="ce5">
            <text:p>2.1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100.2199999999998" table:style-name="ce6">
            <text:p>2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040" table:style-name="ce5">
            <text:p>5.0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040.22" table:style-name="ce6">
            <text:p>5.0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180" table:style-name="ce5">
            <text:p>4.1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180.22" table:style-name="ce6">
            <text:p>4.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00" table:style-name="ce5">
            <text:p>2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00.22" table:style-name="ce6">
            <text:p>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200" table:style-name="ce5">
            <text:p>4.2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200.22" table:style-name="ce6">
            <text:p>4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650" table:style-name="ce5">
            <text:p>6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50.22" table:style-name="ce6">
            <text:p>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160" table:style-name="ce5">
            <text:p>5.1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160.22" table:style-name="ce6">
            <text:p>5.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700" table:style-name="ce5">
            <text:p>3.7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00.22" table:style-name="ce6">
            <text:p>3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1520" table:style-name="ce5">
            <text:p>1.5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520.22" table:style-name="ce6">
            <text:p>1.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050" table:style-name="ce5">
            <text:p>5.0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050.22" table:style-name="ce6">
            <text:p>5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400" table:style-name="ce5">
            <text:p>4.4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400.22" table:style-name="ce6">
            <text:p>4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40" table:style-name="ce5">
            <text:p>54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40.22" table:style-name="ce6">
            <text:p>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800" table:style-name="ce5">
            <text:p>4.8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800.22" table:style-name="ce6">
            <text:p>4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680" table:style-name="ce5">
            <text:p>6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80.22" table:style-name="ce6">
            <text:p>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000" table:style-name="ce5">
            <text:p>4.0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00.22" table:style-name="ce6">
            <text:p>4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1100" table:style-name="ce5">
            <text:p>1.1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100.22" table:style-name="ce6">
            <text:p>1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1980" table:style-name="ce5">
            <text:p>1.9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980.22" table:style-name="ce6">
            <text:p>1.9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4500" table:style-name="ce5">
            <text:p>4.5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00.22" table:style-name="ce6">
            <text:p>4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2100" table:style-name="ce5">
            <text:p>2.1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100.2199999999998" table:style-name="ce6">
            <text:p>2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80" table:style-name="ce5">
            <text:p>3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80.22" table:style-name="ce6">
            <text:p>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140" table:style-name="ce5">
            <text:p>1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40.22" table:style-name="ce6">
            <text:p>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5950" table:style-name="ce5">
            <text:p>5.9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950.22" table:style-name="ce6">
            <text:p>5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940" table:style-name="ce5">
            <text:p>9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940.22" table:style-name="ce6">
            <text:p>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date" office:date-value="2023-11-14T00:00:00" table:style-name="ce3">
            <text:p>14/11/2023</text:p>
          </table:table-cell>
          <table:table-cell office:value-type="currency" office:value="3550" table:style-name="ce5">
            <text:p>3.5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4-01-13T00:00:00" table:style-name="ce3">
            <text:p>13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550.22" table:style-name="ce6">
            <text:p>3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200" table:style-name="ce5">
            <text:p>1.2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200.22" table:style-name="ce6">
            <text:p>1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760" table:style-name="ce5">
            <text:p>1.7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760.22" table:style-name="ce6">
            <text:p>1.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250" table:style-name="ce5">
            <text:p>1.2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250.22" table:style-name="ce6">
            <text:p>1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2880" table:style-name="ce5">
            <text:p>2.8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80.22" table:style-name="ce6">
            <text:p>2.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640" table:style-name="ce5">
            <text:p>1.6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640.22" table:style-name="ce6">
            <text:p>1.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300" table:style-name="ce5">
            <text:p>1.3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300.22" table:style-name="ce6">
            <text:p>1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5840" table:style-name="ce5">
            <text:p>5.8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840.22" table:style-name="ce6">
            <text:p>5.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5820" table:style-name="ce5">
            <text:p>5.8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820.22" table:style-name="ce6">
            <text:p>5.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280" table:style-name="ce5">
            <text:p>1.2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280.22" table:style-name="ce6">
            <text:p>1.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5650" table:style-name="ce5">
            <text:p>5.6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650.22" table:style-name="ce6">
            <text:p>5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6700" table:style-name="ce5">
            <text:p>6.7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700.22" table:style-name="ce6">
            <text:p>6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5620" table:style-name="ce5">
            <text:p>5.6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620.22" table:style-name="ce6">
            <text:p>5.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5740" table:style-name="ce5">
            <text:p>5.7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740.22" table:style-name="ce6">
            <text:p>5.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3100" table:style-name="ce5">
            <text:p>3.1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100.22" table:style-name="ce6">
            <text:p>3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2540" table:style-name="ce5">
            <text:p>2.5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540.2199999999998" table:style-name="ce6">
            <text:p>2.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840" table:style-name="ce5">
            <text:p>1.8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40.22" table:style-name="ce6">
            <text:p>1.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2200" table:style-name="ce5">
            <text:p>2.2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00.2199999999998" table:style-name="ce6">
            <text:p>2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190" table:style-name="ce5">
            <text:p>19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90.22" table:style-name="ce6">
            <text:p>19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360" table:style-name="ce5">
            <text:p>3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60.22" table:style-name="ce6">
            <text:p>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3250" table:style-name="ce5">
            <text:p>3.2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250.22" table:style-name="ce6">
            <text:p>3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3420" table:style-name="ce5">
            <text:p>3.4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420.22" table:style-name="ce6">
            <text:p>3.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2020" table:style-name="ce5">
            <text:p>2.0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020.22" table:style-name="ce6">
            <text:p>2.0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280" table:style-name="ce5">
            <text:p>2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80.22000000000003" table:style-name="ce6">
            <text:p>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3960" table:style-name="ce5">
            <text:p>3.9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960.22" table:style-name="ce6">
            <text:p>3.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760" table:style-name="ce5">
            <text:p>76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60.22" table:style-name="ce6">
            <text:p>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800" table:style-name="ce5">
            <text:p>8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800.22" table:style-name="ce6">
            <text:p>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780" table:style-name="ce5">
            <text:p>7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80.22" table:style-name="ce6">
            <text:p>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720" table:style-name="ce5">
            <text:p>7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20.22" table:style-name="ce6">
            <text:p>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date" office:date-value="2023-11-13T00:00:00" table:style-name="ce3">
            <text:p>13/11/2023</text:p>
          </table:table-cell>
          <table:table-cell office:value-type="currency" office:value="4020" table:style-name="ce5">
            <text:p>4.0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2T00:00:00" table:style-name="ce3">
            <text:p>12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20.22" table:style-name="ce6">
            <text:p>4.0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180" table:style-name="ce5">
            <text:p>1.1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180.22" table:style-name="ce6">
            <text:p>1.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4500" table:style-name="ce5">
            <text:p>4.5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500.22" table:style-name="ce6">
            <text:p>4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540" table:style-name="ce5">
            <text:p>3.5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540.22" table:style-name="ce6">
            <text:p>3.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5540" table:style-name="ce5">
            <text:p>5.5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540.22" table:style-name="ce6">
            <text:p>5.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000" table:style-name="ce5">
            <text:p>1.0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000.22" table:style-name="ce6">
            <text:p>1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500" table:style-name="ce5">
            <text:p>3.5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500.22" table:style-name="ce6">
            <text:p>3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460" table:style-name="ce5">
            <text:p>3.4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460.22" table:style-name="ce6">
            <text:p>3.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4040" table:style-name="ce5">
            <text:p>4.0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040.22" table:style-name="ce6">
            <text:p>4.0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4280" table:style-name="ce5">
            <text:p>4.28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280.22" table:style-name="ce6">
            <text:p>4.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620" table:style-name="ce5">
            <text:p>6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20.22" table:style-name="ce6">
            <text:p>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5320" table:style-name="ce5">
            <text:p>5.3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320.22" table:style-name="ce6">
            <text:p>5.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6900" table:style-name="ce5">
            <text:p>6.9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900.22" table:style-name="ce6">
            <text:p>6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6400" table:style-name="ce5">
            <text:p>6.4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400.22" table:style-name="ce6">
            <text:p>6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460" table:style-name="ce5">
            <text:p>4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60.22" table:style-name="ce6">
            <text:p>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140" table:style-name="ce5">
            <text:p>1.1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140.22" table:style-name="ce6">
            <text:p>1.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380" table:style-name="ce5">
            <text:p>2.3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80.2199999999998" table:style-name="ce6">
            <text:p>2.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020" table:style-name="ce5">
            <text:p>3.0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020.22" table:style-name="ce6">
            <text:p>3.0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300" table:style-name="ce5">
            <text:p>2.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00.2199999999998" table:style-name="ce6">
            <text:p>2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750" table:style-name="ce5">
            <text:p>3.75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50.22" table:style-name="ce6">
            <text:p>3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4850" table:style-name="ce5">
            <text:p>4.8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850.22" table:style-name="ce6">
            <text:p>4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900" table:style-name="ce5">
            <text:p>3.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900.22" table:style-name="ce6">
            <text:p>3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850" table:style-name="ce5">
            <text:p>1.8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50.22" table:style-name="ce6">
            <text:p>1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950" table:style-name="ce5">
            <text:p>1.9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950.22" table:style-name="ce6">
            <text:p>1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800" table:style-name="ce5">
            <text:p>1.8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00.22" table:style-name="ce6">
            <text:p>1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250" table:style-name="ce5">
            <text:p>2.2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50.2199999999998" table:style-name="ce6">
            <text:p>2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750" table:style-name="ce5">
            <text:p>1.75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VENDIT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750.22" table:style-name="ce6">
            <text:p>1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3220" table:style-name="ce5">
            <text:p>3.2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220.22" table:style-name="ce6">
            <text:p>3.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950" table:style-name="ce5">
            <text:p>2.9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950.22" table:style-name="ce6">
            <text:p>2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900" table:style-name="ce5">
            <text:p>2.9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900.22" table:style-name="ce6">
            <text:p>2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100" table:style-name="ce5">
            <text:p>1.1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100.22" table:style-name="ce6">
            <text:p>1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2400" table:style-name="ce5">
            <text:p>2.4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400.2199999999998" table:style-name="ce6">
            <text:p>2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date" office:date-value="2023-11-12T00:00:00" table:style-name="ce3">
            <text:p>12/11/2023</text:p>
          </table:table-cell>
          <table:table-cell office:value-type="currency" office:value="1800" table:style-name="ce5">
            <text:p>1.8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1T00:00:00" table:style-name="ce3">
            <text:p>11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00.22" table:style-name="ce6">
            <text:p>1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2350" table:style-name="ce5">
            <text:p>2.3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50.2199999999998" table:style-name="ce6">
            <text:p>2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4700" table:style-name="ce5">
            <text:p>4.7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700.22" table:style-name="ce6">
            <text:p>4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80" table:style-name="ce5">
            <text:p>1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80.22" table:style-name="ce6">
            <text:p>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300" table:style-name="ce5">
            <text:p>5.3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300.22" table:style-name="ce6">
            <text:p>5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000" table:style-name="ce5">
            <text:p>5.0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000.22" table:style-name="ce6">
            <text:p>5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3350" table:style-name="ce5">
            <text:p>3.3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350.22" table:style-name="ce6">
            <text:p>3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2220" table:style-name="ce5">
            <text:p>2.2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20.2199999999998" table:style-name="ce6">
            <text:p>2.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900" table:style-name="ce5">
            <text:p>1.9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VENDIT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900.22" table:style-name="ce6">
            <text:p>1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900" table:style-name="ce5">
            <text:p>5.9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900.22" table:style-name="ce6">
            <text:p>5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4460" table:style-name="ce5">
            <text:p>4.4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460.22" table:style-name="ce6">
            <text:p>4.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4440" table:style-name="ce5">
            <text:p>4.4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440.22" table:style-name="ce6">
            <text:p>4.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6100" table:style-name="ce5">
            <text:p>6.1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100.22" table:style-name="ce6">
            <text:p>6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7700" table:style-name="ce5">
            <text:p>7.7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7700.22" table:style-name="ce6">
            <text:p>7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2345" table:style-name="ce5">
            <text:p>2.345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345.2199999999998" table:style-name="ce6">
            <text:p>2.345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340" table:style-name="ce5">
            <text:p>3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40.22" table:style-name="ce6">
            <text:p>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4240" table:style-name="ce5">
            <text:p>4.2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240.22" table:style-name="ce6">
            <text:p>4.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2660" table:style-name="ce5">
            <text:p>2.6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660.22" table:style-name="ce6">
            <text:p>2.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540" table:style-name="ce5">
            <text:p>1.5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540.22" table:style-name="ce6">
            <text:p>1.5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4900" table:style-name="ce5">
            <text:p>4.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4900.22" table:style-name="ce6">
            <text:p>4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440" table:style-name="ce5">
            <text:p>1.44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440.22" table:style-name="ce6">
            <text:p>1.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3060" table:style-name="ce5">
            <text:p>3.0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060.22" table:style-name="ce6">
            <text:p>3.0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3740" table:style-name="ce5">
            <text:p>3.7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40.22" table:style-name="ce6">
            <text:p>3.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3700" table:style-name="ce5">
            <text:p>3.7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3700.22" table:style-name="ce6">
            <text:p>3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500" table:style-name="ce5">
            <text:p>5.5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500.22" table:style-name="ce6">
            <text:p>5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200" table:style-name="ce5">
            <text:p>1.2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200.22" table:style-name="ce6">
            <text:p>1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900" table:style-name="ce5">
            <text:p>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900.22" table:style-name="ce6">
            <text:p>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350" table:style-name="ce5">
            <text:p>5.3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350.22" table:style-name="ce6">
            <text:p>5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900" table:style-name="ce5">
            <text:p>5.9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900.22" table:style-name="ce6">
            <text:p>5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380" table:style-name="ce5">
            <text:p>1.3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380.22" table:style-name="ce6">
            <text:p>1.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6800" table:style-name="ce5">
            <text:p>6.8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6800.22" table:style-name="ce6">
            <text:p>6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5340" table:style-name="ce5">
            <text:p>5.3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5340.22" table:style-name="ce6">
            <text:p>5.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900" table:style-name="ce5">
            <text:p>9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900.22" table:style-name="ce6">
            <text:p>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860" table:style-name="ce5">
            <text:p>8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860.22" table:style-name="ce6">
            <text:p>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660" table:style-name="ce5">
            <text:p>1.6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660.22" table:style-name="ce6">
            <text:p>1.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1720" table:style-name="ce5">
            <text:p>1.7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1720.22" table:style-name="ce6">
            <text:p>1.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date" office:date-value="2023-11-11T00:00:00" table:style-name="ce3">
            <text:p>11/11/2023</text:p>
          </table:table-cell>
          <table:table-cell office:value-type="currency" office:value="2200" table:style-name="ce5">
            <text:p>2.2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4-01-10T00:00:00" table:style-name="ce3">
            <text:p>10/01/2024</text:p>
          </table:table-cell>
          <table:table-cell office:value-type="float" office:value="0.22" table:style-name="ce1">
            <text:p>0,22</text:p>
          </table:table-cell>
          <table:table-cell office:value-type="currency" office:value="2200.2199999999998" table:style-name="ce6">
            <text:p>2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4820" table:style-name="ce5">
            <text:p>4.8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820.22" table:style-name="ce6">
            <text:p>4.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2150" table:style-name="ce5">
            <text:p>2.1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50.2199999999998" table:style-name="ce6">
            <text:p>2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5700" table:style-name="ce5">
            <text:p>5.7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700.22" table:style-name="ce6">
            <text:p>5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3650" table:style-name="ce5">
            <text:p>3.6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650.22" table:style-name="ce6">
            <text:p>3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2600" table:style-name="ce5">
            <text:p>2.6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VENDIT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600.2199999999998" table:style-name="ce6">
            <text:p>2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4500" table:style-name="ce5">
            <text:p>4.5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500.22" table:style-name="ce6">
            <text:p>4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7600" table:style-name="ce5">
            <text:p>7.6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600.22" table:style-name="ce6">
            <text:p>7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5880" table:style-name="ce5">
            <text:p>5.8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80.22" table:style-name="ce6">
            <text:p>5.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5080" table:style-name="ce5">
            <text:p>5.0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80.22" table:style-name="ce6">
            <text:p>5.0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800" table:style-name="ce5">
            <text:p>8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800.22" table:style-name="ce6">
            <text:p>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1320" table:style-name="ce5">
            <text:p>1.3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20.22" table:style-name="ce6">
            <text:p>1.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4400" table:style-name="ce5">
            <text:p>4.4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00.22" table:style-name="ce6">
            <text:p>4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2960" table:style-name="ce5">
            <text:p>2.9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960.22" table:style-name="ce6">
            <text:p>2.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700" table:style-name="ce5">
            <text:p>7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00.22" table:style-name="ce6">
            <text:p>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1340" table:style-name="ce5">
            <text:p>1.3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40.22" table:style-name="ce6">
            <text:p>1.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4160" table:style-name="ce5">
            <text:p>4.16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160.22" table:style-name="ce6">
            <text:p>4.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1700" table:style-name="ce5">
            <text:p>1.7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700.22" table:style-name="ce6">
            <text:p>1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2760" table:style-name="ce5">
            <text:p>2.7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60.22" table:style-name="ce6">
            <text:p>2.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580" table:style-name="ce5">
            <text:p>5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0.22" table:style-name="ce6">
            <text:p>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4100" table:style-name="ce5">
            <text:p>4.1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100.22" table:style-name="ce6">
            <text:p>4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1020" table:style-name="ce5">
            <text:p>1.0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20.22" table:style-name="ce6">
            <text:p>1.0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3440" table:style-name="ce5">
            <text:p>3.4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440.22" table:style-name="ce6">
            <text:p>3.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date" office:date-value="2023-01-10T00:00:00" table:style-name="ce3">
            <text:p>10/01/2023</text:p>
          </table:table-cell>
          <table:table-cell office:value-type="currency" office:value="3180" table:style-name="ce5">
            <text:p>3.1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11T00:00:00" table:style-name="ce3">
            <text:p>11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180.22" table:style-name="ce6">
            <text:p>3.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440" table:style-name="ce5">
            <text:p>5.4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440.22" table:style-name="ce6">
            <text:p>5.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2520" table:style-name="ce5">
            <text:p>2.5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20.2199999999998" table:style-name="ce6">
            <text:p>2.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2650" table:style-name="ce5">
            <text:p>2.6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650.22" table:style-name="ce6">
            <text:p>2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7050" table:style-name="ce5">
            <text:p>7.0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050.22" table:style-name="ce6">
            <text:p>7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600" table:style-name="ce5">
            <text:p>6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00.22" table:style-name="ce6">
            <text:p>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400" table:style-name="ce5">
            <text:p>5.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400.22" table:style-name="ce6">
            <text:p>5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7100" table:style-name="ce5">
            <text:p>7.1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100.22" table:style-name="ce6">
            <text:p>7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3400" table:style-name="ce5">
            <text:p>3.4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400.22" table:style-name="ce6">
            <text:p>3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420" table:style-name="ce5">
            <text:p>42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20.22" table:style-name="ce6">
            <text:p>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3260" table:style-name="ce5">
            <text:p>3.26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260.22" table:style-name="ce6">
            <text:p>3.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2940" table:style-name="ce5">
            <text:p>2.9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940.22" table:style-name="ce6">
            <text:p>2.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680" table:style-name="ce5">
            <text:p>5.6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680.22" table:style-name="ce6">
            <text:p>5.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1400" table:style-name="ce5">
            <text:p>1.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00.22" table:style-name="ce6">
            <text:p>1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6600" table:style-name="ce5">
            <text:p>6.6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600.22" table:style-name="ce6">
            <text:p>6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2600" table:style-name="ce5">
            <text:p>2.6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600.2199999999998" table:style-name="ce6">
            <text:p>2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3300" table:style-name="ce5">
            <text:p>3.3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300.22" table:style-name="ce6">
            <text:p>3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640" table:style-name="ce5">
            <text:p>5.64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640.22" table:style-name="ce6">
            <text:p>5.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1960" table:style-name="ce5">
            <text:p>1.9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960.22" table:style-name="ce6">
            <text:p>1.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4420" table:style-name="ce5">
            <text:p>4.4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20.22" table:style-name="ce6">
            <text:p>4.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4950" table:style-name="ce5">
            <text:p>4.9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950.22" table:style-name="ce6">
            <text:p>4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4200" table:style-name="ce5">
            <text:p>4.2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200.22" table:style-name="ce6">
            <text:p>4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8000" table:style-name="ce5">
            <text:p>8.0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8000.22" table:style-name="ce6">
            <text:p>8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4980" table:style-name="ce5">
            <text:p>4.9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980.22" table:style-name="ce6">
            <text:p>4.9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600" table:style-name="ce5">
            <text:p>6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00.22" table:style-name="ce6">
            <text:p>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250" table:style-name="ce5">
            <text:p>5.2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50.22" table:style-name="ce6">
            <text:p>5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5550" table:style-name="ce5">
            <text:p>5.5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50.22" table:style-name="ce6">
            <text:p>5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7250" table:style-name="ce5">
            <text:p>7.2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250.22" table:style-name="ce6">
            <text:p>7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23-01-09T00:00:00" table:style-name="ce3">
            <text:p>09/01/2023</text:p>
          </table:table-cell>
          <table:table-cell office:value-type="currency" office:value="1080" table:style-name="ce5">
            <text:p>1.0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10T00:00:00" table:style-name="ce3">
            <text:p>10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80.22" table:style-name="ce6">
            <text:p>1.0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5900" table:style-name="ce5">
            <text:p>5.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900.22" table:style-name="ce6">
            <text:p>5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950" table:style-name="ce5">
            <text:p>6.9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950.22" table:style-name="ce6">
            <text:p>6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3240" table:style-name="ce5">
            <text:p>3.2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240.22" table:style-name="ce6">
            <text:p>3.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400" table:style-name="ce5">
            <text:p>6.4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400.22" table:style-name="ce6">
            <text:p>6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150" table:style-name="ce5">
            <text:p>6.1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150.22" table:style-name="ce6">
            <text:p>6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000" table:style-name="ce5">
            <text:p>6.0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000.22" table:style-name="ce6">
            <text:p>6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7300" table:style-name="ce5">
            <text:p>7.3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300.22" table:style-name="ce6">
            <text:p>7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000" table:style-name="ce5">
            <text:p>6.0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000.22" table:style-name="ce6">
            <text:p>6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6050" table:style-name="ce5">
            <text:p>6.0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050.22" table:style-name="ce6">
            <text:p>6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80" table:style-name="ce5">
            <text:p>4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80.22" table:style-name="ce6">
            <text:p>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3000" table:style-name="ce5">
            <text:p>3.0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00.22" table:style-name="ce6">
            <text:p>3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1600" table:style-name="ce5">
            <text:p>1.6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00.22" table:style-name="ce6">
            <text:p>1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700" table:style-name="ce5">
            <text:p>4.7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700.22" table:style-name="ce6">
            <text:p>4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3300" table:style-name="ce5">
            <text:p>3.3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300.22" table:style-name="ce6">
            <text:p>3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7500" table:style-name="ce5">
            <text:p>7.5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500.22" table:style-name="ce6">
            <text:p>7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7400" table:style-name="ce5">
            <text:p>7.4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400.22" table:style-name="ce6">
            <text:p>7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750" table:style-name="ce5">
            <text:p>4.7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750.22" table:style-name="ce6">
            <text:p>4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1900" table:style-name="ce5">
            <text:p>1.9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900.22" table:style-name="ce6">
            <text:p>1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2840" table:style-name="ce5">
            <text:p>2.8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840.22" table:style-name="ce6">
            <text:p>2.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560" table:style-name="ce5">
            <text:p>5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60.22" table:style-name="ce6">
            <text:p>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5000" table:style-name="ce5">
            <text:p>5.0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00.22" table:style-name="ce6">
            <text:p>5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2580" table:style-name="ce5">
            <text:p>2.58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80.2199999999998" table:style-name="ce6">
            <text:p>2.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2740" table:style-name="ce5">
            <text:p>2.74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40.22" table:style-name="ce6">
            <text:p>2.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600" table:style-name="ce5">
            <text:p>4.6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00.22" table:style-name="ce6">
            <text:p>4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5860" table:style-name="ce5">
            <text:p>5.86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60.22" table:style-name="ce6">
            <text:p>5.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720" table:style-name="ce5">
            <text:p>4.7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720.22" table:style-name="ce6">
            <text:p>4.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5800" table:style-name="ce5">
            <text:p>5.8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00.22" table:style-name="ce6">
            <text:p>5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140" table:style-name="ce5">
            <text:p>4.1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140.22" table:style-name="ce6">
            <text:p>4.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2320" table:style-name="ce5">
            <text:p>2.3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320.2199999999998" table:style-name="ce6">
            <text:p>2.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date" office:date-value="2023-01-08T00:00:00" table:style-name="ce3">
            <text:p>08/01/2023</text:p>
          </table:table-cell>
          <table:table-cell office:value-type="currency" office:value="4320" table:style-name="ce5">
            <text:p>4.3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9T00:00:00" table:style-name="ce3">
            <text:p>09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20.22" table:style-name="ce6">
            <text:p>4.3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400" table:style-name="ce5">
            <text:p>3.4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400.22" table:style-name="ce6">
            <text:p>3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7000" table:style-name="ce5">
            <text:p>7.0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000.22" table:style-name="ce6">
            <text:p>7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2140" table:style-name="ce5">
            <text:p>2.1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40.2199999999998" table:style-name="ce6">
            <text:p>2.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5460" table:style-name="ce5">
            <text:p>5.4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460.22" table:style-name="ce6">
            <text:p>5.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900" table:style-name="ce5">
            <text:p>3.9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900.22" table:style-name="ce6">
            <text:p>3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5600" table:style-name="ce5">
            <text:p>5.6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600.22" table:style-name="ce6">
            <text:p>5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1550" table:style-name="ce5">
            <text:p>1.55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550.22" table:style-name="ce6">
            <text:p>1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680" table:style-name="ce5">
            <text:p>3.6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680.22" table:style-name="ce6">
            <text:p>3.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6900" table:style-name="ce5">
            <text:p>6.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900.22" table:style-name="ce6">
            <text:p>6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920" table:style-name="ce5">
            <text:p>9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920.22" table:style-name="ce6">
            <text:p>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2780" table:style-name="ce5">
            <text:p>2.7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80.22" table:style-name="ce6">
            <text:p>2.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1360" table:style-name="ce5">
            <text:p>1.3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60.22" table:style-name="ce6">
            <text:p>1.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1220" table:style-name="ce5">
            <text:p>1.22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220.22" table:style-name="ce6">
            <text:p>1.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5200" table:style-name="ce5">
            <text:p>5.2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00.22" table:style-name="ce6">
            <text:p>5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4480" table:style-name="ce5">
            <text:p>4.4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80.22" table:style-name="ce6">
            <text:p>4.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740" table:style-name="ce5">
            <text:p>7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40.22" table:style-name="ce6">
            <text:p>7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6300" table:style-name="ce5">
            <text:p>6.3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300.22" table:style-name="ce6">
            <text:p>6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5180" table:style-name="ce5">
            <text:p>5.18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80.22" table:style-name="ce6">
            <text:p>5.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950" table:style-name="ce5">
            <text:p>3.9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950.22" table:style-name="ce6">
            <text:p>3.9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1880" table:style-name="ce5">
            <text:p>1.8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880.22" table:style-name="ce6">
            <text:p>1.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7350" table:style-name="ce5">
            <text:p>7.3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350.22" table:style-name="ce6">
            <text:p>7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4650" table:style-name="ce5">
            <text:p>4.6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50.22" table:style-name="ce6">
            <text:p>4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4200" table:style-name="ce5">
            <text:p>4.2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200.22" table:style-name="ce6">
            <text:p>4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4050" table:style-name="ce5">
            <text:p>4.0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050.22" table:style-name="ce6">
            <text:p>4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660" table:style-name="ce5">
            <text:p>3.6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660.22" table:style-name="ce6">
            <text:p>3.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2700" table:style-name="ce5">
            <text:p>2.7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00.22" table:style-name="ce6">
            <text:p>2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700" table:style-name="ce5">
            <text:p>7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00.22" table:style-name="ce6">
            <text:p>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3560" table:style-name="ce5">
            <text:p>3.5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560.22" table:style-name="ce6">
            <text:p>3.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1900" table:style-name="ce5">
            <text:p>1.9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900.22" table:style-name="ce6">
            <text:p>1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880" table:style-name="ce5">
            <text:p>88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880.22" table:style-name="ce6">
            <text:p>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date" office:date-value="2023-01-07T00:00:00" table:style-name="ce3">
            <text:p>07/01/2023</text:p>
          </table:table-cell>
          <table:table-cell office:value-type="currency" office:value="7200" table:style-name="ce5">
            <text:p>7.2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8T00:00:00" table:style-name="ce3">
            <text:p>08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200.22" table:style-name="ce6">
            <text:p>7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900" table:style-name="ce5">
            <text:p>2.9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900.22" table:style-name="ce6">
            <text:p>2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500" table:style-name="ce5">
            <text:p>2.5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00.2199999999998" table:style-name="ce6">
            <text:p>2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5100" table:style-name="ce5">
            <text:p>5.1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00.22" table:style-name="ce6">
            <text:p>5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060" table:style-name="ce5">
            <text:p>2.0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060.2199999999998" table:style-name="ce6">
            <text:p>2.0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4350" table:style-name="ce5">
            <text:p>4.3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50.22" table:style-name="ce6">
            <text:p>4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560" table:style-name="ce5">
            <text:p>2.5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60.2199999999998" table:style-name="ce6">
            <text:p>2.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440" table:style-name="ce5">
            <text:p>2.4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440.2199999999998" table:style-name="ce6">
            <text:p>2.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3200" table:style-name="ce5">
            <text:p>3.2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200.22" table:style-name="ce6">
            <text:p>3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3940" table:style-name="ce5">
            <text:p>3.94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940.22" table:style-name="ce6">
            <text:p>3.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120" table:style-name="ce5">
            <text:p>2.12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VENDIT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20.2199999999998" table:style-name="ce6">
            <text:p>2.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5280" table:style-name="ce5">
            <text:p>5.2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80.22" table:style-name="ce6">
            <text:p>5.2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3100" table:style-name="ce5">
            <text:p>3.1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100.22" table:style-name="ce6">
            <text:p>3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7200" table:style-name="ce5">
            <text:p>7.2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200.22" table:style-name="ce6">
            <text:p>7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5420" table:style-name="ce5">
            <text:p>5.4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420.22" table:style-name="ce6">
            <text:p>5.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5360" table:style-name="ce5">
            <text:p>5.3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360.22" table:style-name="ce6">
            <text:p>5.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6600" table:style-name="ce5">
            <text:p>6.6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600.22" table:style-name="ce6">
            <text:p>6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640" table:style-name="ce5">
            <text:p>2.6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640.22" table:style-name="ce6">
            <text:p>2.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850" table:style-name="ce5">
            <text:p>8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850.22" table:style-name="ce6">
            <text:p>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20" table:style-name="ce5">
            <text:p>2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20.22" table:style-name="ce6">
            <text:p>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980" table:style-name="ce5">
            <text:p>2.9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980.22" table:style-name="ce6">
            <text:p>2.9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300" table:style-name="ce5">
            <text:p>3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0.22000000000003" table:style-name="ce6">
            <text:p>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160" table:style-name="ce5">
            <text:p>1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0.22" table:style-name="ce6">
            <text:p>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4940" table:style-name="ce5">
            <text:p>4.9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940.22" table:style-name="ce6">
            <text:p>4.9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5120" table:style-name="ce5">
            <text:p>5.1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20.22" table:style-name="ce6">
            <text:p>5.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1600" table:style-name="ce5">
            <text:p>1.6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00.22" table:style-name="ce6">
            <text:p>1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000" table:style-name="ce5">
            <text:p>2.0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000.22" table:style-name="ce6">
            <text:p>2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2100" table:style-name="ce5">
            <text:p>2.1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00.2199999999998" table:style-name="ce6">
            <text:p>2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4220" table:style-name="ce5">
            <text:p>4.22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220.22" table:style-name="ce6">
            <text:p>4.2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date" office:date-value="2023-01-06T00:00:00" table:style-name="ce3">
            <text:p>06/01/2023</text:p>
          </table:table-cell>
          <table:table-cell office:value-type="currency" office:value="3500" table:style-name="ce5">
            <text:p>3.5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7T00:00:00" table:style-name="ce3">
            <text:p>07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500.22" table:style-name="ce6">
            <text:p>3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300" table:style-name="ce5">
            <text:p>3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0.22000000000003" table:style-name="ce6">
            <text:p>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6250" table:style-name="ce5">
            <text:p>6.2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250.22" table:style-name="ce6">
            <text:p>6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5800" table:style-name="ce5">
            <text:p>5.8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00.22" table:style-name="ce6">
            <text:p>5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2500" table:style-name="ce5">
            <text:p>2.5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00.2199999999998" table:style-name="ce6">
            <text:p>2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40" table:style-name="ce5">
            <text:p>4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0.22" table:style-name="ce6">
            <text:p>4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250" table:style-name="ce5">
            <text:p>4.2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250.22" table:style-name="ce6">
            <text:p>4.2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560" table:style-name="ce5">
            <text:p>1.56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560.22" table:style-name="ce6">
            <text:p>1.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580" table:style-name="ce5">
            <text:p>1.5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580.22" table:style-name="ce6">
            <text:p>1.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450" table:style-name="ce5">
            <text:p>4.4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50.22" table:style-name="ce6">
            <text:p>4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620" table:style-name="ce5">
            <text:p>1.6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20.22" table:style-name="ce6">
            <text:p>1.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460" table:style-name="ce5">
            <text:p>1.4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60.22" table:style-name="ce6">
            <text:p>1.4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3850" table:style-name="ce5">
            <text:p>3.85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850.22" table:style-name="ce6">
            <text:p>3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000" table:style-name="ce5">
            <text:p>1.0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00.22" table:style-name="ce6">
            <text:p>1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100" table:style-name="ce5">
            <text:p>4.1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100.22" table:style-name="ce6">
            <text:p>4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5140" table:style-name="ce5">
            <text:p>5.1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40.22" table:style-name="ce6">
            <text:p>5.1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500" table:style-name="ce5">
            <text:p>5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0.22" table:style-name="ce6">
            <text:p>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960" table:style-name="ce5">
            <text:p>9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960.22" table:style-name="ce6">
            <text:p>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350" table:style-name="ce5">
            <text:p>1.3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50.22" table:style-name="ce6">
            <text:p>1.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3780" table:style-name="ce5">
            <text:p>3.7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780.22" table:style-name="ce6">
            <text:p>3.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750" table:style-name="ce5">
            <text:p>7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50.22" table:style-name="ce6">
            <text:p>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660" table:style-name="ce5">
            <text:p>4.6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60.22" table:style-name="ce6">
            <text:p>4.6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5520" table:style-name="ce5">
            <text:p>5.52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20.22" table:style-name="ce6">
            <text:p>5.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2620" table:style-name="ce5">
            <text:p>2.62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620.2199999999998" table:style-name="ce6">
            <text:p>2.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4760" table:style-name="ce5">
            <text:p>4.7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760.22" table:style-name="ce6">
            <text:p>4.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900" table:style-name="ce5">
            <text:p>9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900.22" table:style-name="ce6">
            <text:p>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100" table:style-name="ce5">
            <text:p>1.1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CONSULENZ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100.22" table:style-name="ce6">
            <text:p>1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350" table:style-name="ce5">
            <text:p>35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VENDITA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50.22" table:style-name="ce6">
            <text:p>3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date" office:date-value="2023-01-05T00:00:00" table:style-name="ce3">
            <text:p>05/01/2023</text:p>
          </table:table-cell>
          <table:table-cell office:value-type="currency" office:value="1000" table:style-name="ce5">
            <text:p>1.0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6T00:00:00" table:style-name="ce3">
            <text:p>06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00.22" table:style-name="ce6">
            <text:p>1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240" table:style-name="ce5">
            <text:p>1.24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240.22" table:style-name="ce6">
            <text:p>1.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800" table:style-name="ce5">
            <text:p>1.8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800.22" table:style-name="ce6">
            <text:p>1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40" table:style-name="ce5">
            <text:p>2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40.22" table:style-name="ce6">
            <text:p>2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500" table:style-name="ce5">
            <text:p>5.5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00.22" table:style-name="ce6">
            <text:p>5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00" table:style-name="ce5">
            <text:p>2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00.22" table:style-name="ce6">
            <text:p>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6450" table:style-name="ce5">
            <text:p>6.4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450.22" table:style-name="ce6">
            <text:p>6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6500" table:style-name="ce5">
            <text:p>6.5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500.22" table:style-name="ce6">
            <text:p>6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400" table:style-name="ce5">
            <text:p>1.4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00.22" table:style-name="ce6">
            <text:p>1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00" table:style-name="ce5">
            <text:p>5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0.22" table:style-name="ce6">
            <text:p>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720" table:style-name="ce5">
            <text:p>5.7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720.22" table:style-name="ce6">
            <text:p>5.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300" table:style-name="ce5">
            <text:p>1.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00.22" table:style-name="ce6">
            <text:p>1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3600" table:style-name="ce5">
            <text:p>3.6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600.22" table:style-name="ce6">
            <text:p>3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400" table:style-name="ce5">
            <text:p>5.4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400.22" table:style-name="ce6">
            <text:p>5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6300" table:style-name="ce5">
            <text:p>6.3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300.22" table:style-name="ce6">
            <text:p>6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3080" table:style-name="ce5">
            <text:p>3.0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80.22" table:style-name="ce6">
            <text:p>3.0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060" table:style-name="ce5">
            <text:p>1.0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60.22" table:style-name="ce6">
            <text:p>1.0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550" table:style-name="ce5">
            <text:p>2.5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50.2199999999998" table:style-name="ce6">
            <text:p>2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260" table:style-name="ce5">
            <text:p>5.2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60.22" table:style-name="ce6">
            <text:p>5.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780" table:style-name="ce5">
            <text:p>1.78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780.22" table:style-name="ce6">
            <text:p>1.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160" table:style-name="ce5">
            <text:p>2.1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60.2199999999998" table:style-name="ce6">
            <text:p>2.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1920" table:style-name="ce5">
            <text:p>1.9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920.22" table:style-name="ce6">
            <text:p>1.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3200" table:style-name="ce5">
            <text:p>3.2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200.22" table:style-name="ce6">
            <text:p>3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20" table:style-name="ce5">
            <text:p>5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0.22" table:style-name="ce6">
            <text:p>5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4120" table:style-name="ce5">
            <text:p>4.1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120.22" table:style-name="ce6">
            <text:p>4.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4620" table:style-name="ce5">
            <text:p>4.62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20.22" table:style-name="ce6">
            <text:p>4.6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760" table:style-name="ce5">
            <text:p>5.7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760.22" table:style-name="ce6">
            <text:p>5.7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5300" table:style-name="ce5">
            <text:p>5.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300.22" table:style-name="ce6">
            <text:p>5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3040" table:style-name="ce5">
            <text:p>3.0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40.22" table:style-name="ce6">
            <text:p>3.0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6200" table:style-name="ce5">
            <text:p>6.2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200.22" table:style-name="ce6">
            <text:p>6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450" table:style-name="ce5">
            <text:p>2.4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450.2199999999998" table:style-name="ce6">
            <text:p>2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2500" table:style-name="ce5">
            <text:p>2.5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500.2199999999998" table:style-name="ce6">
            <text:p>2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date" office:date-value="2023-01-04T00:00:00" table:style-name="ce3">
            <text:p>04/01/2023</text:p>
          </table:table-cell>
          <table:table-cell office:value-type="currency" office:value="4550" table:style-name="ce5">
            <text:p>4.5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5T00:00:00" table:style-name="ce3">
            <text:p>05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550.22" table:style-name="ce6">
            <text:p>4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780" table:style-name="ce5">
            <text:p>4.7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780.22" table:style-name="ce6">
            <text:p>4.7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580" table:style-name="ce5">
            <text:p>4.58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580.22" table:style-name="ce6">
            <text:p>4.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960" table:style-name="ce5">
            <text:p>5.9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960.22" table:style-name="ce6">
            <text:p>5.9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7450" table:style-name="ce5">
            <text:p>7.4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450.22" table:style-name="ce6">
            <text:p>7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600" table:style-name="ce5">
            <text:p>4.6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00.22" table:style-name="ce6">
            <text:p>4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380" table:style-name="ce5">
            <text:p>5.3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380.22" table:style-name="ce6">
            <text:p>5.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2480" table:style-name="ce5">
            <text:p>2.4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480.2199999999998" table:style-name="ce6">
            <text:p>2.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900" table:style-name="ce5">
            <text:p>4.9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900.22" table:style-name="ce6">
            <text:p>4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3800" table:style-name="ce5">
            <text:p>3.8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800.22" table:style-name="ce6">
            <text:p>3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2040" table:style-name="ce5">
            <text:p>2.04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040.22" table:style-name="ce6">
            <text:p>2.0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200" table:style-name="ce5">
            <text:p>5.2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200.22" table:style-name="ce6">
            <text:p>5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00" table:style-name="ce5">
            <text:p>4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00.22" table:style-name="ce6">
            <text:p>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700" table:style-name="ce5">
            <text:p>1.7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700.22" table:style-name="ce6">
            <text:p>1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050" table:style-name="ce5">
            <text:p>1.0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50.22" table:style-name="ce6">
            <text:p>1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500" table:style-name="ce5">
            <text:p>1.5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500.22" table:style-name="ce6">
            <text:p>1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150" table:style-name="ce5">
            <text:p>1.15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150.22" table:style-name="ce6">
            <text:p>1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400" table:style-name="ce5">
            <text:p>4.4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400.22" table:style-name="ce6">
            <text:p>4.4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020" table:style-name="ce5">
            <text:p>5.02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20.22" table:style-name="ce6">
            <text:p>5.0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300" table:style-name="ce5">
            <text:p>1.3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300.22" table:style-name="ce6">
            <text:p>1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860" table:style-name="ce5">
            <text:p>4.86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860.22" table:style-name="ce6">
            <text:p>4.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850" table:style-name="ce5">
            <text:p>5.85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850.22" table:style-name="ce6">
            <text:p>5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820" table:style-name="ce5">
            <text:p>1.8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820.22" table:style-name="ce6">
            <text:p>1.8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100" table:style-name="ce5">
            <text:p>5.1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00.22" table:style-name="ce6">
            <text:p>5.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4600" table:style-name="ce5">
            <text:p>4.60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00.22" table:style-name="ce6">
            <text:p>4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1420" table:style-name="ce5">
            <text:p>1.42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20.22" table:style-name="ce6">
            <text:p>1.4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date" office:date-value="2023-01-03T00:00:00" table:style-name="ce3">
            <text:p>03/01/2023</text:p>
          </table:table-cell>
          <table:table-cell office:value-type="currency" office:value="5150" table:style-name="ce5">
            <text:p>5.15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CONSULENZA</text:p>
          </table:table-cell>
          <table:table-cell office:value-type="date" office:date-value="2023-03-04T00:00:00" table:style-name="ce3">
            <text:p>04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150.22" table:style-name="ce6">
            <text:p>5.1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6800" table:style-name="ce5">
            <text:p>6.8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800.22" table:style-name="ce6">
            <text:p>6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4300" table:style-name="ce5">
            <text:p>4.3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VENDIT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00.22" table:style-name="ce6">
            <text:p>4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6700" table:style-name="ce5">
            <text:p>6.7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700.22" table:style-name="ce6">
            <text:p>6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2920" table:style-name="ce5">
            <text:p>2.92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920.22" table:style-name="ce6">
            <text:p>2.9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1450" table:style-name="ce5">
            <text:p>1.4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50.22" table:style-name="ce6">
            <text:p>1.4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340" table:style-name="ce5">
            <text:p>3.3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340.22" table:style-name="ce6">
            <text:p>3.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000" table:style-name="ce5">
            <text:p>3.0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00.22" table:style-name="ce6">
            <text:p>3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2360" table:style-name="ce5">
            <text:p>2.36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360.2199999999998" table:style-name="ce6">
            <text:p>2.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2340" table:style-name="ce5">
            <text:p>2.34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340.2199999999998" table:style-name="ce6">
            <text:p>2.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1650" table:style-name="ce5">
            <text:p>1.6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50.22" table:style-name="ce6">
            <text:p>1.6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2050" table:style-name="ce5">
            <text:p>2.050,00 €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050.2199999999998" table:style-name="ce6">
            <text:p>2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380" table:style-name="ce5">
            <text:p>3.3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380.22" table:style-name="ce6">
            <text:p>3.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860" table:style-name="ce5">
            <text:p>3.8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860.22" table:style-name="ce6">
            <text:p>3.8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5560" table:style-name="ce5">
            <text:p>5.56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FORMAZIONE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60.22" table:style-name="ce6">
            <text:p>5.5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4900" table:style-name="ce5">
            <text:p>4.9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900.22" table:style-name="ce6">
            <text:p>4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4340" table:style-name="ce5">
            <text:p>4.34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40.22" table:style-name="ce6">
            <text:p>4.3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640" table:style-name="ce5">
            <text:p>3.6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640.22" table:style-name="ce6">
            <text:p>3.6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580" table:style-name="ce5">
            <text:p>3.58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VENDIT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580.22" table:style-name="ce6">
            <text:p>3.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5580" table:style-name="ce5">
            <text:p>5.5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80.22" table:style-name="ce6">
            <text:p>5.5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3800" table:style-name="ce5">
            <text:p>3.8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800.22" table:style-name="ce6">
            <text:p>3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4680" table:style-name="ce5">
            <text:p>4.6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680.22" table:style-name="ce6">
            <text:p>4.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6550" table:style-name="ce5">
            <text:p>6.5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550.22" table:style-name="ce6">
            <text:p>6.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6850" table:style-name="ce5">
            <text:p>6.85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FORMAZIONE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850.22" table:style-name="ce6">
            <text:p>6.8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6200" table:style-name="ce5">
            <text:p>6.20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200.22" table:style-name="ce6">
            <text:p>6.2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5600" table:style-name="ce5">
            <text:p>5.6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600.22" table:style-name="ce6">
            <text:p>5.6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1680" table:style-name="ce5">
            <text:p>1.68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INTERVENTO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680.22" table:style-name="ce6">
            <text:p>1.6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1160" table:style-name="ce5">
            <text:p>1.16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160.22" table:style-name="ce6">
            <text:p>1.1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date" office:date-value="2023-01-02T00:00:00" table:style-name="ce3">
            <text:p>02/01/2023</text:p>
          </table:table-cell>
          <table:table-cell office:value-type="currency" office:value="2180" table:style-name="ce5">
            <text:p>2.1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VENDITA</text:p>
          </table:table-cell>
          <table:table-cell office:value-type="date" office:date-value="2023-03-03T00:00:00" table:style-name="ce3">
            <text:p>03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180.2199999999998" table:style-name="ce6">
            <text:p>2.1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300" table:style-name="ce5">
            <text:p>4.3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00.22" table:style-name="ce6">
            <text:p>4.3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5000" table:style-name="ce5">
            <text:p>5.0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00.22" table:style-name="ce6">
            <text:p>5.0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840" table:style-name="ce5">
            <text:p>84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840.22" table:style-name="ce6">
            <text:p>84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1120" table:style-name="ce5">
            <text:p>1.12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INTERVENTO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120.22" table:style-name="ce6">
            <text:p>1.1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3880" table:style-name="ce5">
            <text:p>3.88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880.22" table:style-name="ce6">
            <text:p>3.8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360" table:style-name="ce5">
            <text:p>4.36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VENDIT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60.22" table:style-name="ce6">
            <text:p>4.3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380" table:style-name="ce5">
            <text:p>4.38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380.22" table:style-name="ce6">
            <text:p>4.3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800" table:style-name="ce5">
            <text:p>4.8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800.22" table:style-name="ce6">
            <text:p>4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6750" table:style-name="ce5">
            <text:p>6.7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750.22" table:style-name="ce6">
            <text:p>6.7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080" table:style-name="ce5">
            <text:p>4.0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VENDIT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080.22" table:style-name="ce6">
            <text:p>4.0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4800" table:style-name="ce5">
            <text:p>4.8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4800.22" table:style-name="ce6">
            <text:p>4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100" table:style-name="ce5">
            <text:p>100,00 €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00.22" table:style-name="ce6">
            <text:p>1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1500" table:style-name="ce5">
            <text:p>1.5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500.22" table:style-name="ce6">
            <text:p>1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7800" table:style-name="ce5">
            <text:p>7.800,00 €</text:p>
          </table:table-cell>
          <table:table-cell office:value-type="string" table:style-name="ce1">
            <text:p>GAMM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800.22" table:style-name="ce6">
            <text:p>7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7900" table:style-name="ce5">
            <text:p>7.9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7900.22" table:style-name="ce6">
            <text:p>7.9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2700" table:style-name="ce5">
            <text:p>2.70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INTERVENTO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00.22" table:style-name="ce6">
            <text:p>2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2720" table:style-name="ce5">
            <text:p>2.72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720.22" table:style-name="ce6">
            <text:p>2.72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2800" table:style-name="ce5">
            <text:p>2.800,00 €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INTERVENTO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2800.22" table:style-name="ce6">
            <text:p>2.8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1480" table:style-name="ce5">
            <text:p>1.480,00 €</text:p>
          </table:table-cell>
          <table:table-cell office:value-type="string" table:style-name="ce1">
            <text:p>BE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480.22" table:style-name="ce6">
            <text:p>1.48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3050" table:style-name="ce5">
            <text:p>3.05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CONSULENZ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3050.22" table:style-name="ce6">
            <text:p>3.0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5700" table:style-name="ce5">
            <text:p>5.7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700.22" table:style-name="ce6">
            <text:p>5.7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6500" table:style-name="ce5">
            <text:p>6.50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6500.22" table:style-name="ce6">
            <text:p>6.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550" table:style-name="ce5">
            <text:p>550,00 €</text:p>
          </table:table-cell>
          <table:table-cell office:value-type="string" table:style-name="ce1">
            <text:p>IOTA</text:p>
          </table:table-cell>
          <table:table-cell office:value-type="string" table:style-name="ce1">
            <text:p>FORMAZIONE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50.22" table:style-name="ce6">
            <text:p>55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500" table:style-name="ce5">
            <text:p>500,00 €</text:p>
          </table:table-cell>
          <table:table-cell office:value-type="string" table:style-name="ce1">
            <text:p>ZETA</text:p>
          </table:table-cell>
          <table:table-cell office:value-type="string" table:style-name="ce1">
            <text:p>VENDITA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500.22" table:style-name="ce6">
            <text:p>50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date" office:date-value="2023-01-01T00:00:00" table:style-name="ce3">
            <text:p>01/01/2023</text:p>
          </table:table-cell>
          <table:table-cell office:value-type="currency" office:value="1260" table:style-name="ce5">
            <text:p>1.260,00 €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INTERVENTO</text:p>
          </table:table-cell>
          <table:table-cell office:value-type="date" office:date-value="2023-03-02T00:00:00" table:style-name="ce3">
            <text:p>02/03/2023</text:p>
          </table:table-cell>
          <table:table-cell office:value-type="float" office:value="0.22" table:style-name="ce1">
            <text:p>0,22</text:p>
          </table:table-cell>
          <table:table-cell office:value-type="currency" office:value="1260.22" table:style-name="ce6">
            <text:p>1.260,22 €</text:p>
          </table:table-cell>
          <table:table-cell office:value-type="date" office:date-value="2024-01-16T00:00:00" table:style-name="ce3">
            <text:p>16/01/2024</text:p>
          </table:table-cell>
          <table:table-cell office:value-type="string" table:style-name="ce1">
            <text:p>PAGATA</text:p>
          </table:table-cell>
          <table:table-cell table:number-columns-repeated="16374"/>
        </table:table-row>
        <table:table-row table:number-rows-repeated="1048076" table:style-name="ro1">
          <table:table-cell table:number-columns-repeated="7"/>
          <table:table-cell table:style-name="ce6"/>
          <table:table-cell table:number-columns-repeated="16376"/>
        </table:table-row>
      </table:table>
      <table:table table:name="REPOR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6364" table:default-cell-style-name="ce1"/>
        <table:table-row table:style-name="ro1">
          <table:table-cell office:value-type="string" table:style-name="ce1">
            <text:p>Somma di IMPORTO</text:p>
          </table:table-cell>
          <table:table-cell office:value-type="string" table:style-name="ce1">
            <text:p>Etichette di colon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tichette di riga</text:p>
          </table:table-cell>
          <table:table-cell office:value-type="string" table:style-name="ce1">
            <text:p>CONSULENZA</text:p>
          </table:table-cell>
          <table:table-cell office:value-type="string" table:style-name="ce1">
            <text:p>FORMAZIONE</text:p>
          </table:table-cell>
          <table:table-cell office:value-type="string" table:style-name="ce1">
            <text:p>INTERVENTO</text:p>
          </table:table-cell>
          <table:table-cell office:value-type="string" table:style-name="ce1">
            <text:p>VENDITA</text:p>
          </table:table-cell>
          <table:table-cell office:value-type="string" table:style-name="ce1">
            <text:p>Totale complessivo</text:p>
          </table:table-cell>
          <table:table-cell table:style-name="ce1"/>
          <table:table-cell office:value-type="string" table:style-name="ce1">
            <text:p>Conteggio di IVA</text:p>
          </table:table-cell>
          <table:table-cell office:value-type="string" table:style-name="ce1">
            <text:p>Etichette di colonna</text:p>
          </table:table-cell>
          <table:table-cell table:number-columns-repeated="5" table:style-name="ce1"/>
          <table:table-cell office:value-type="string" table:style-name="ce1">
            <text:p>Somma di LORDO</text:p>
          </table:table-cell>
          <table:table-cell office:value-type="string" table:style-name="ce1">
            <text:p>Etichette di colonna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ALFA</text:p>
          </table:table-cell>
          <table:table-cell office:value-type="currency" office:value="96780" table:style-name="ce2">
            <text:p>96.780,00 €</text:p>
          </table:table-cell>
          <table:table-cell office:value-type="currency" office:value="75900" table:style-name="ce2">
            <text:p>75.900,00 €</text:p>
          </table:table-cell>
          <table:table-cell office:value-type="currency" office:value="81910" table:style-name="ce2">
            <text:p>81.910,00 €</text:p>
          </table:table-cell>
          <table:table-cell office:value-type="currency" office:value="56270" table:style-name="ce2">
            <text:p>56.270,00 €</text:p>
          </table:table-cell>
          <table:table-cell office:value-type="currency" office:value="310860" table:style-name="ce2">
            <text:p>310.860,00 €</text:p>
          </table:table-cell>
          <table:table-cell table:style-name="ce1"/>
          <table:table-cell office:value-type="string" table:style-name="ce1">
            <text:p>Etichette di riga</text:p>
          </table:table-cell>
          <table:table-cell office:value-type="string" table:style-name="ce1">
            <text:p>CONSULENZA</text:p>
          </table:table-cell>
          <table:table-cell office:value-type="string" table:style-name="ce1">
            <text:p>FORMAZIONE</text:p>
          </table:table-cell>
          <table:table-cell office:value-type="string" table:style-name="ce1">
            <text:p>INTERVENTO</text:p>
          </table:table-cell>
          <table:table-cell office:value-type="string" table:style-name="ce1">
            <text:p>VENDITA</text:p>
          </table:table-cell>
          <table:table-cell office:value-type="string" table:style-name="ce1">
            <text:p>Totale complessivo</text:p>
          </table:table-cell>
          <table:table-cell table:style-name="ce1"/>
          <table:table-cell office:value-type="string" table:style-name="ce1">
            <text:p>Etichette di riga</text:p>
          </table:table-cell>
          <table:table-cell office:value-type="string" table:style-name="ce1">
            <text:p>CONSULENZA</text:p>
          </table:table-cell>
          <table:table-cell office:value-type="string" table:style-name="ce1">
            <text:p>FORMAZIONE</text:p>
          </table:table-cell>
          <table:table-cell office:value-type="string" table:style-name="ce1">
            <text:p>INTERVENTO</text:p>
          </table:table-cell>
          <table:table-cell office:value-type="string" table:style-name="ce1">
            <text:p>VENDITA</text:p>
          </table:table-cell>
          <table:table-cell office:value-type="string" table:style-name="ce1">
            <text:p>Totale complessivo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BETA</text:p>
          </table:table-cell>
          <table:table-cell office:value-type="currency" office:value="75230" table:style-name="ce2">
            <text:p>75.230,00 €</text:p>
          </table:table-cell>
          <table:table-cell office:value-type="currency" office:value="41280" table:style-name="ce2">
            <text:p>41.280,00 €</text:p>
          </table:table-cell>
          <table:table-cell office:value-type="currency" office:value="52110" table:style-name="ce2">
            <text:p>52.110,00 €</text:p>
          </table:table-cell>
          <table:table-cell office:value-type="currency" office:value="34880" table:style-name="ce2">
            <text:p>34.880,00 €</text:p>
          </table:table-cell>
          <table:table-cell office:value-type="currency" office:value="203500" table:style-name="ce2">
            <text:p>203.500,00 €</text:p>
          </table:table-cell>
          <table:table-cell table:style-name="ce1"/>
          <table:table-cell office:value-type="string" table:style-name="ce4">
            <text:p>ALFA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4">
            <text:p>ALFA</text:p>
          </table:table-cell>
          <table:table-cell office:value-type="currency" office:value="96786.820000000022" table:style-name="ce2">
            <text:p>96.786,82 €</text:p>
          </table:table-cell>
          <table:table-cell office:value-type="currency" office:value="75904.400000000009" table:style-name="ce2">
            <text:p>75.904,40 €</text:p>
          </table:table-cell>
          <table:table-cell office:value-type="currency" office:value="81915.280000000013" table:style-name="ce2">
            <text:p>81.915,28 €</text:p>
          </table:table-cell>
          <table:table-cell office:value-type="currency" office:value="56273.080000000009" table:style-name="ce2">
            <text:p>56.273,08 €</text:p>
          </table:table-cell>
          <table:table-cell office:value-type="currency" office:value="310879.58000000007" table:style-name="ce2">
            <text:p>310.879,58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DELTA</text:p>
          </table:table-cell>
          <table:table-cell office:value-type="currency" office:value="42400" table:style-name="ce2">
            <text:p>42.400,00 €</text:p>
          </table:table-cell>
          <table:table-cell office:value-type="currency" office:value="17090" table:style-name="ce2">
            <text:p>17.090,00 €</text:p>
          </table:table-cell>
          <table:table-cell office:value-type="currency" office:value="36590" table:style-name="ce2">
            <text:p>36.590,00 €</text:p>
          </table:table-cell>
          <table:table-cell office:value-type="currency" office:value="5010" table:style-name="ce2">
            <text:p>5.010,00 €</text:p>
          </table:table-cell>
          <table:table-cell office:value-type="currency" office:value="101090" table:style-name="ce2">
            <text:p>101.090,00 €</text:p>
          </table:table-cell>
          <table:table-cell table:style-name="ce1"/>
          <table:table-cell office:value-type="string" table:style-name="ce4">
            <text:p>BETA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4">
            <text:p>BETA</text:p>
          </table:table-cell>
          <table:table-cell office:value-type="currency" office:value="75235.060000000012" table:style-name="ce2">
            <text:p>75.235,06 €</text:p>
          </table:table-cell>
          <table:table-cell office:value-type="currency" office:value="41282.640000000007" table:style-name="ce2">
            <text:p>41.282,64 €</text:p>
          </table:table-cell>
          <table:table-cell office:value-type="currency" office:value="52113.520000000011" table:style-name="ce2">
            <text:p>52.113,52 €</text:p>
          </table:table-cell>
          <table:table-cell office:value-type="currency" office:value="34881.760000000002" table:style-name="ce2">
            <text:p>34.881,76 €</text:p>
          </table:table-cell>
          <table:table-cell office:value-type="currency" office:value="203512.98000000004" table:style-name="ce2">
            <text:p>203.512,98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GAMMA</text:p>
          </table:table-cell>
          <table:table-cell office:value-type="currency" office:value="91580" table:style-name="ce2">
            <text:p>91.580,00 €</text:p>
          </table:table-cell>
          <table:table-cell office:value-type="currency" office:value="31180" table:style-name="ce2">
            <text:p>31.180,00 €</text:p>
          </table:table-cell>
          <table:table-cell office:value-type="currency" office:value="62180" table:style-name="ce2">
            <text:p>62.180,00 €</text:p>
          </table:table-cell>
          <table:table-cell office:value-type="currency" office:value="17860" table:style-name="ce2">
            <text:p>17.860,00 €</text:p>
          </table:table-cell>
          <table:table-cell office:value-type="currency" office:value="202800" table:style-name="ce2">
            <text:p>202.800,00 €</text:p>
          </table:table-cell>
          <table:table-cell table:style-name="ce1"/>
          <table:table-cell office:value-type="string" table:style-name="ce4">
            <text:p>DELT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4">
            <text:p>DELTA</text:p>
          </table:table-cell>
          <table:table-cell office:value-type="currency" office:value="42402.420000000006" table:style-name="ce2">
            <text:p>42.402,42 €</text:p>
          </table:table-cell>
          <table:table-cell office:value-type="currency" office:value="17091.32" table:style-name="ce2">
            <text:p>17.091,32 €</text:p>
          </table:table-cell>
          <table:table-cell office:value-type="currency" office:value="36591.980000000003" table:style-name="ce2">
            <text:p>36.591,98 €</text:p>
          </table:table-cell>
          <table:table-cell office:value-type="currency" office:value="5010.88" table:style-name="ce2">
            <text:p>5.010,88 €</text:p>
          </table:table-cell>
          <table:table-cell office:value-type="currency" office:value="101096.6" table:style-name="ce2">
            <text:p>101.096,60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IOTA</text:p>
          </table:table-cell>
          <table:table-cell office:value-type="currency" office:value="102550" table:style-name="ce2">
            <text:p>102.550,00 €</text:p>
          </table:table-cell>
          <table:table-cell office:value-type="currency" office:value="64700" table:style-name="ce2">
            <text:p>64.700,00 €</text:p>
          </table:table-cell>
          <table:table-cell office:value-type="currency" office:value="74220" table:style-name="ce2">
            <text:p>74.220,00 €</text:p>
          </table:table-cell>
          <table:table-cell office:value-type="currency" office:value="57050" table:style-name="ce2">
            <text:p>57.050,00 €</text:p>
          </table:table-cell>
          <table:table-cell office:value-type="currency" office:value="298520" table:style-name="ce2">
            <text:p>298.520,00 €</text:p>
          </table:table-cell>
          <table:table-cell table:style-name="ce1"/>
          <table:table-cell office:value-type="string" table:style-name="ce4">
            <text:p>GAMMA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4">
            <text:p>GAMMA</text:p>
          </table:table-cell>
          <table:table-cell office:value-type="currency" office:value="91584.840000000011" table:style-name="ce2">
            <text:p>91.584,84 €</text:p>
          </table:table-cell>
          <table:table-cell office:value-type="currency" office:value="31182.640000000007" table:style-name="ce2">
            <text:p>31.182,64 €</text:p>
          </table:table-cell>
          <table:table-cell office:value-type="currency" office:value="62183.740000000013" table:style-name="ce2">
            <text:p>62.183,74 €</text:p>
          </table:table-cell>
          <table:table-cell office:value-type="currency" office:value="17861.759999999998" table:style-name="ce2">
            <text:p>17.861,76 €</text:p>
          </table:table-cell>
          <table:table-cell office:value-type="currency" office:value="202812.98000000004" table:style-name="ce2">
            <text:p>202.812,98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OMEGA</text:p>
          </table:table-cell>
          <table:table-cell office:value-type="currency" office:value="69850" table:style-name="ce2">
            <text:p>69.850,00 €</text:p>
          </table:table-cell>
          <table:table-cell office:value-type="currency" office:value="48610" table:style-name="ce2">
            <text:p>48.610,00 €</text:p>
          </table:table-cell>
          <table:table-cell office:value-type="currency" office:value="49910" table:style-name="ce2">
            <text:p>49.910,00 €</text:p>
          </table:table-cell>
          <table:table-cell office:value-type="currency" office:value="35950" table:style-name="ce2">
            <text:p>35.950,00 €</text:p>
          </table:table-cell>
          <table:table-cell office:value-type="currency" office:value="204320" table:style-name="ce2">
            <text:p>204.320,00 €</text:p>
          </table:table-cell>
          <table:table-cell table:style-name="ce1"/>
          <table:table-cell office:value-type="string" table:style-name="ce4">
            <text:p>IOTA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4">
            <text:p>IOTA</text:p>
          </table:table-cell>
          <table:table-cell office:value-type="currency" office:value="102556.82000000002" table:style-name="ce2">
            <text:p>102.556,82 €</text:p>
          </table:table-cell>
          <table:table-cell office:value-type="currency" office:value="64703.960000000014" table:style-name="ce2">
            <text:p>64.703,96 €</text:p>
          </table:table-cell>
          <table:table-cell office:value-type="currency" office:value="74225.720000000016" table:style-name="ce2">
            <text:p>74.225,72 €</text:p>
          </table:table-cell>
          <table:table-cell office:value-type="currency" office:value="57052.640000000007" table:style-name="ce2">
            <text:p>57.052,64 €</text:p>
          </table:table-cell>
          <table:table-cell office:value-type="currency" office:value="298539.14000000007" table:style-name="ce2">
            <text:p>298.539,14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SIGMA</text:p>
          </table:table-cell>
          <table:table-cell office:value-type="currency" office:value="43410" table:style-name="ce2">
            <text:p>43.410,00 €</text:p>
          </table:table-cell>
          <table:table-cell office:value-type="currency" office:value="17630" table:style-name="ce2">
            <text:p>17.630,00 €</text:p>
          </table:table-cell>
          <table:table-cell office:value-type="currency" office:value="30355" table:style-name="ce2">
            <text:p>30.355,00 €</text:p>
          </table:table-cell>
          <table:table-cell office:value-type="currency" office:value="8930" table:style-name="ce2">
            <text:p>8.930,00 €</text:p>
          </table:table-cell>
          <table:table-cell office:value-type="currency" office:value="100325" table:style-name="ce2">
            <text:p>100.325,00 €</text:p>
          </table:table-cell>
          <table:table-cell table:style-name="ce1"/>
          <table:table-cell office:value-type="string" table:style-name="ce4">
            <text:p>OMEGA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4">
            <text:p>OMEGA</text:p>
          </table:table-cell>
          <table:table-cell office:value-type="currency" office:value="69854.400000000009" table:style-name="ce2">
            <text:p>69.854,40 €</text:p>
          </table:table-cell>
          <table:table-cell office:value-type="currency" office:value="48612.860000000008" table:style-name="ce2">
            <text:p>48.612,86 €</text:p>
          </table:table-cell>
          <table:table-cell office:value-type="currency" office:value="49913.520000000011" table:style-name="ce2">
            <text:p>49.913,52 €</text:p>
          </table:table-cell>
          <table:table-cell office:value-type="currency" office:value="35952.200000000004" table:style-name="ce2">
            <text:p>35.952,20 €</text:p>
          </table:table-cell>
          <table:table-cell office:value-type="currency" office:value="204332.98000000004" table:style-name="ce2">
            <text:p>204.332,98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ZETA</text:p>
          </table:table-cell>
          <table:table-cell office:value-type="currency" office:value="105400" table:style-name="ce2">
            <text:p>105.400,00 €</text:p>
          </table:table-cell>
          <table:table-cell office:value-type="currency" office:value="72370" table:style-name="ce2">
            <text:p>72.370,00 €</text:p>
          </table:table-cell>
          <table:table-cell office:value-type="currency" office:value="95190" table:style-name="ce2">
            <text:p>95.190,00 €</text:p>
          </table:table-cell>
          <table:table-cell office:value-type="currency" office:value="26980" table:style-name="ce2">
            <text:p>26.980,00 €</text:p>
          </table:table-cell>
          <table:table-cell office:value-type="currency" office:value="299940" table:style-name="ce2">
            <text:p>299.940,00 €</text:p>
          </table:table-cell>
          <table:table-cell table:style-name="ce1"/>
          <table:table-cell office:value-type="string" table:style-name="ce4">
            <text:p>SIGMA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4">
            <text:p>SIGMA</text:p>
          </table:table-cell>
          <table:table-cell office:value-type="currency" office:value="43412.200000000004" table:style-name="ce2">
            <text:p>43.412,20 €</text:p>
          </table:table-cell>
          <table:table-cell office:value-type="currency" office:value="17631.32" table:style-name="ce2">
            <text:p>17.631,32 €</text:p>
          </table:table-cell>
          <table:table-cell office:value-type="currency" office:value="30356.980000000003" table:style-name="ce2">
            <text:p>30.356,98 €</text:p>
          </table:table-cell>
          <table:table-cell office:value-type="currency" office:value="8930.8799999999992" table:style-name="ce2">
            <text:p>8.930,88 €</text:p>
          </table:table-cell>
          <table:table-cell office:value-type="currency" office:value="100331.38" table:style-name="ce2">
            <text:p>100.331,38 €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Totale complessivo</text:p>
          </table:table-cell>
          <table:table-cell office:value-type="currency" office:value="627200" table:style-name="ce2">
            <text:p>627.200,00 €</text:p>
          </table:table-cell>
          <table:table-cell office:value-type="currency" office:value="368760" table:style-name="ce2">
            <text:p>368.760,00 €</text:p>
          </table:table-cell>
          <table:table-cell office:value-type="currency" office:value="482465" table:style-name="ce2">
            <text:p>482.465,00 €</text:p>
          </table:table-cell>
          <table:table-cell office:value-type="currency" office:value="242930" table:style-name="ce2">
            <text:p>242.930,00 €</text:p>
          </table:table-cell>
          <table:table-cell office:value-type="currency" office:value="1721355" table:style-name="ce2">
            <text:p>1.721.355,00 €</text:p>
          </table:table-cell>
          <table:table-cell table:style-name="ce1"/>
          <table:table-cell office:value-type="string" table:style-name="ce4">
            <text:p>ZETA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4">
            <text:p>ZETA</text:p>
          </table:table-cell>
          <table:table-cell office:value-type="currency" office:value="105406.60000000002" table:style-name="ce2">
            <text:p>105.406,60 €</text:p>
          </table:table-cell>
          <table:table-cell office:value-type="currency" office:value="72374.400000000009" table:style-name="ce2">
            <text:p>72.374,40 €</text:p>
          </table:table-cell>
          <table:table-cell office:value-type="currency" office:value="95195.500000000015" table:style-name="ce2">
            <text:p>95.195,50 €</text:p>
          </table:table-cell>
          <table:table-cell office:value-type="currency" office:value="26982.640000000003" table:style-name="ce2">
            <text:p>26.982,64 €</text:p>
          </table:table-cell>
          <table:table-cell office:value-type="currency" office:value="299959.14000000007" table:style-name="ce2">
            <text:p>299.959,14 €</text:p>
          </table:table-cell>
          <table:table-cell table:number-columns-repeated="16364"/>
        </table:table-row>
        <table:table-row table:style-name="ro1">
          <table:table-cell table:number-columns-repeated="7" table:style-name="ce1"/>
          <table:table-cell office:value-type="string" table:style-name="ce4">
            <text:p>Totale complessivo</text:p>
          </table:table-cell>
          <table:table-cell office:value-type="float" office:value="178" table:style-name="ce1">
            <text:p>178</text:p>
          </table:table-cell>
          <table:table-cell office:value-type="float" office:value="107" table:style-name="ce1">
            <text:p>107</text:p>
          </table:table-cell>
          <table:table-cell office:value-type="float" office:value="142" table:style-name="ce1">
            <text:p>142</text:p>
          </table:table-cell>
          <table:table-cell office:value-type="float" office:value="72" table:style-name="ce1">
            <text:p>72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string" table:style-name="ce4">
            <text:p>Totale complessivo</text:p>
          </table:table-cell>
          <table:table-cell office:value-type="currency" office:value="627239.16000000015" table:style-name="ce2">
            <text:p>627.239,16 €</text:p>
          </table:table-cell>
          <table:table-cell office:value-type="currency" office:value="368783.5400000001" table:style-name="ce2">
            <text:p>368.783,54 €</text:p>
          </table:table-cell>
          <table:table-cell office:value-type="currency" office:value="482496.24000000005" table:style-name="ce2">
            <text:p>482.496,24 €</text:p>
          </table:table-cell>
          <table:table-cell office:value-type="currency" office:value="242945.84000000005" table:style-name="ce2">
            <text:p>242.945,84 €</text:p>
          </table:table-cell>
          <table:table-cell office:value-type="currency" office:value="1721464.7800000003" table:style-name="ce2">
            <text:p>1.721.464,78 €</text:p>
          </table:table-cell>
          <table:table-cell table:number-columns-repeated="16364"/>
        </table:table-row>
        <table:table-row table:style-name="ro1">
          <table:table-cell table:number-columns-repeated="14"/>
          <table:table-cell table:style-name="ce1">
            <draw:frame draw:z-index="3" draw:id="id2" draw:style-name="a2" draw:name="Grafico 5" svg:x="0.01042in" svg:y="0.20312in" svg:width="8.30208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style-name="ce1">
            <draw:frame draw:z-index="1" draw:id="id0" draw:style-name="a0" draw:name="Grafico 2" svg:x="0.04167in" svg:y="0.02604in" svg:width="6.91667in" svg:height="3.3385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Grafico 3" svg:x="0.01042in" svg:y="0.02604in" svg:width="5.01042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FATTURAZIONE.A1:FATTURAZIONE.J500" table:name="FATTURAZIONE" table:display-filter-buttons="true" table:on-update-keep-size="false" table:on-update-keep-styles="true" table:refresh-delay="false">
          <table:database-source-sql table:database-name="Provider=Microsoft.Mashup.OleDb.1;Data Source=$Workbook$;Location=FATTURAZIONE;Extended Properties=&quot;&quot;" table:sql-statement="SELECT * FROM [FATTURAZIONE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 number:language="it" number:country="IT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37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Giulia Guerra</meta:initial-creator>
    <dc:creator>Giulia Guerra</dc:creator>
    <meta:creation-date>2024-01-16T09:15:31Z</meta:creation-date>
    <dc:date>2024-01-16T09:40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 number:language="it" number:country="IT">
      <number:number number:decimal-places="5" number:min-decimal-places="3" number:min-integer-digits="0"/>
      <number:text> </number:text>
      <number:currency-symbol number:language="it" number:country="IT">€</number:currency-symbol>
    </number:currency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8333in" chart:symbol-height="0.08333in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70ad47" draw:opacity="7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8333in" chart:symbol-height="0.08333in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b9bd5" draw:opacity="7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circle" chart:symbol-width="0.08333in" chart:symbol-height="0.08333in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c000" draw:opacity="7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08333in" chart:symbol-height="0.08333in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3682b" draw:opacity="7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40.3748031496063pt" svg:width="498.00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label chart:style-name="DL01"/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label chart:style-name="DL02"/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label chart:style-name="DL03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ONSULENZA</text:p>
              </table:table-cell>
              <table:table-cell office:value-type="string">
                <text:p>FORMAZIONE</text:p>
              </table:table-cell>
              <table:table-cell office:value-type="string">
                <text:p>INTERVENTO</text:p>
              </table:table-cell>
              <table:table-cell office:value-type="string">
                <text:p>VENDITA</text:p>
              </table:table-cell>
            </table:table-row>
          </table:table-header-rows>
          <table:table-row>
            <table:table-cell office:value-type="string">
              <text:p>ALFA</text:p>
            </table:table-cell>
            <table:table-cell office:value-type="float" office:value="96780"/>
            <table:table-cell office:value-type="float" office:value="75900"/>
            <table:table-cell office:value-type="float" office:value="81910"/>
            <table:table-cell office:value-type="float" office:value="56270"/>
          </table:table-row>
          <table:table-row>
            <table:table-cell office:value-type="string">
              <text:p>BETA</text:p>
            </table:table-cell>
            <table:table-cell office:value-type="float" office:value="75230"/>
            <table:table-cell office:value-type="float" office:value="41280"/>
            <table:table-cell office:value-type="float" office:value="52110"/>
            <table:table-cell office:value-type="float" office:value="34880"/>
          </table:table-row>
          <table:table-row>
            <table:table-cell office:value-type="string">
              <text:p>DELTA</text:p>
            </table:table-cell>
            <table:table-cell office:value-type="float" office:value="42400"/>
            <table:table-cell office:value-type="float" office:value="17090"/>
            <table:table-cell office:value-type="float" office:value="36590"/>
            <table:table-cell office:value-type="float" office:value="5010"/>
          </table:table-row>
          <table:table-row>
            <table:table-cell office:value-type="string">
              <text:p>GAMMA</text:p>
            </table:table-cell>
            <table:table-cell office:value-type="float" office:value="91580"/>
            <table:table-cell office:value-type="float" office:value="31180"/>
            <table:table-cell office:value-type="float" office:value="62180"/>
            <table:table-cell office:value-type="float" office:value="17860"/>
          </table:table-row>
          <table:table-row>
            <table:table-cell office:value-type="string">
              <text:p>IOTA</text:p>
            </table:table-cell>
            <table:table-cell office:value-type="float" office:value="102550"/>
            <table:table-cell office:value-type="float" office:value="64700"/>
            <table:table-cell office:value-type="float" office:value="74220"/>
            <table:table-cell office:value-type="float" office:value="57050"/>
          </table:table-row>
          <table:table-row>
            <table:table-cell office:value-type="string">
              <text:p>OMEGA</text:p>
            </table:table-cell>
            <table:table-cell office:value-type="float" office:value="69850"/>
            <table:table-cell office:value-type="float" office:value="48610"/>
            <table:table-cell office:value-type="float" office:value="49910"/>
            <table:table-cell office:value-type="float" office:value="35950"/>
          </table:table-row>
          <table:table-row>
            <table:table-cell office:value-type="string">
              <text:p>SIGMA</text:p>
            </table:table-cell>
            <table:table-cell office:value-type="float" office:value="43410"/>
            <table:table-cell office:value-type="float" office:value="17630"/>
            <table:table-cell office:value-type="float" office:value="30355"/>
            <table:table-cell office:value-type="float" office:value="8930"/>
          </table:table-row>
          <table:table-row>
            <table:table-cell office:value-type="string">
              <text:p>ZETA</text:p>
            </table:table-cell>
            <table:table-cell office:value-type="float" office:value="105400"/>
            <table:table-cell office:value-type="float" office:value="72370"/>
            <table:table-cell office:value-type="float" office:value="95190"/>
            <table:table-cell office:value-type="float" office:value="2698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16.0pt" svg:width="360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label chart:style-name="DL01"/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label chart:style-name="DL02"/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label chart:style-name="DL03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ONSULENZA</text:p>
              </table:table-cell>
              <table:table-cell office:value-type="string">
                <text:p>FORMAZIONE</text:p>
              </table:table-cell>
              <table:table-cell office:value-type="string">
                <text:p>INTERVENTO</text:p>
              </table:table-cell>
              <table:table-cell office:value-type="string">
                <text:p>VENDITA</text:p>
              </table:table-cell>
            </table:table-row>
          </table:table-header-rows>
          <table:table-row>
            <table:table-cell office:value-type="string">
              <text:p>ALFA</text:p>
            </table:table-cell>
            <table:table-cell office:value-type="float" office:value="31"/>
            <table:table-cell office:value-type="float" office:value="20"/>
            <table:table-cell office:value-type="float" office:value="24"/>
            <table:table-cell office:value-type="float" office:value="14"/>
          </table:table-row>
          <table:table-row>
            <table:table-cell office:value-type="string">
              <text:p>BETA</text:p>
            </table:table-cell>
            <table:table-cell office:value-type="float" office:value="23"/>
            <table:table-cell office:value-type="float" office:value="12"/>
            <table:table-cell office:value-type="float" office:value="16"/>
            <table:table-cell office:value-type="float" office:value="8"/>
          </table:table-row>
          <table:table-row>
            <table:table-cell office:value-type="string">
              <text:p>DELTA</text:p>
            </table:table-cell>
            <table:table-cell office:value-type="float" office:value="11"/>
            <table:table-cell office:value-type="float" office:value="6"/>
            <table:table-cell office:value-type="float" office:value="9"/>
            <table:table-cell office:value-type="float" office:value="4"/>
          </table:table-row>
          <table:table-row>
            <table:table-cell office:value-type="string">
              <text:p>GAMMA</text:p>
            </table:table-cell>
            <table:table-cell office:value-type="float" office:value="22"/>
            <table:table-cell office:value-type="float" office:value="12"/>
            <table:table-cell office:value-type="float" office:value="17"/>
            <table:table-cell office:value-type="float" office:value="8"/>
          </table:table-row>
          <table:table-row>
            <table:table-cell office:value-type="string">
              <text:p>IOTA</text:p>
            </table:table-cell>
            <table:table-cell office:value-type="float" office:value="31"/>
            <table:table-cell office:value-type="float" office:value="18"/>
            <table:table-cell office:value-type="float" office:value="26"/>
            <table:table-cell office:value-type="float" office:value="12"/>
          </table:table-row>
          <table:table-row>
            <table:table-cell office:value-type="string">
              <text:p>OMEGA</text:p>
            </table:table-cell>
            <table:table-cell office:value-type="float" office:value="20"/>
            <table:table-cell office:value-type="float" office:value="13"/>
            <table:table-cell office:value-type="float" office:value="16"/>
            <table:table-cell office:value-type="float" office:value="10"/>
          </table:table-row>
          <table:table-row>
            <table:table-cell office:value-type="string">
              <text:p>SIGMA</text:p>
            </table:table-cell>
            <table:table-cell office:value-type="float" office:value="10"/>
            <table:table-cell office:value-type="float" office:value="6"/>
            <table:table-cell office:value-type="float" office:value="9"/>
            <table:table-cell office:value-type="float" office:value="4"/>
          </table:table-row>
          <table:table-row>
            <table:table-cell office:value-type="string">
              <text:p>ZETA</text:p>
            </table:table-cell>
            <table:table-cell office:value-type="float" office:value="30"/>
            <table:table-cell office:value-type="float" office:value="20"/>
            <table:table-cell office:value-type="float" office:value="25"/>
            <table:table-cell office:value-type="float" office:value="1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 number:language="it" number:country="IT">
      <number:number number:decimal-places="5" number:min-decimal-places="3" number:min-integer-digits="0"/>
      <number:text> </number:text>
      <number:currency-symbol number:language="it" number:country="IT">€</number:currency-symbol>
    </number:currency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16.0pt" svg:width="597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label chart:style-name="DL01"/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label chart:style-name="DL02"/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label chart:style-name="DL03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ONSULENZA</text:p>
              </table:table-cell>
              <table:table-cell office:value-type="string">
                <text:p>FORMAZIONE</text:p>
              </table:table-cell>
              <table:table-cell office:value-type="string">
                <text:p>INTERVENTO</text:p>
              </table:table-cell>
              <table:table-cell office:value-type="string">
                <text:p>VENDITA</text:p>
              </table:table-cell>
            </table:table-row>
          </table:table-header-rows>
          <table:table-row>
            <table:table-cell office:value-type="string">
              <text:p>ALFA</text:p>
            </table:table-cell>
            <table:table-cell office:value-type="float" office:value="96786.820000000022"/>
            <table:table-cell office:value-type="float" office:value="75904.400000000009"/>
            <table:table-cell office:value-type="float" office:value="81915.280000000013"/>
            <table:table-cell office:value-type="float" office:value="56273.080000000009"/>
          </table:table-row>
          <table:table-row>
            <table:table-cell office:value-type="string">
              <text:p>BETA</text:p>
            </table:table-cell>
            <table:table-cell office:value-type="float" office:value="75235.060000000012"/>
            <table:table-cell office:value-type="float" office:value="41282.640000000007"/>
            <table:table-cell office:value-type="float" office:value="52113.520000000011"/>
            <table:table-cell office:value-type="float" office:value="34881.760000000002"/>
          </table:table-row>
          <table:table-row>
            <table:table-cell office:value-type="string">
              <text:p>DELTA</text:p>
            </table:table-cell>
            <table:table-cell office:value-type="float" office:value="42402.420000000006"/>
            <table:table-cell office:value-type="float" office:value="17091.32"/>
            <table:table-cell office:value-type="float" office:value="36591.980000000003"/>
            <table:table-cell office:value-type="float" office:value="5010.88"/>
          </table:table-row>
          <table:table-row>
            <table:table-cell office:value-type="string">
              <text:p>GAMMA</text:p>
            </table:table-cell>
            <table:table-cell office:value-type="float" office:value="91584.840000000011"/>
            <table:table-cell office:value-type="float" office:value="31182.640000000007"/>
            <table:table-cell office:value-type="float" office:value="62183.740000000013"/>
            <table:table-cell office:value-type="float" office:value="17861.759999999998"/>
          </table:table-row>
          <table:table-row>
            <table:table-cell office:value-type="string">
              <text:p>IOTA</text:p>
            </table:table-cell>
            <table:table-cell office:value-type="float" office:value="102556.82000000002"/>
            <table:table-cell office:value-type="float" office:value="64703.960000000014"/>
            <table:table-cell office:value-type="float" office:value="74225.720000000016"/>
            <table:table-cell office:value-type="float" office:value="57052.640000000007"/>
          </table:table-row>
          <table:table-row>
            <table:table-cell office:value-type="string">
              <text:p>OMEGA</text:p>
            </table:table-cell>
            <table:table-cell office:value-type="float" office:value="69854.400000000009"/>
            <table:table-cell office:value-type="float" office:value="48612.860000000008"/>
            <table:table-cell office:value-type="float" office:value="49913.520000000011"/>
            <table:table-cell office:value-type="float" office:value="35952.200000000004"/>
          </table:table-row>
          <table:table-row>
            <table:table-cell office:value-type="string">
              <text:p>SIGMA</text:p>
            </table:table-cell>
            <table:table-cell office:value-type="float" office:value="43412.200000000004"/>
            <table:table-cell office:value-type="float" office:value="17631.32"/>
            <table:table-cell office:value-type="float" office:value="30356.980000000003"/>
            <table:table-cell office:value-type="float" office:value="8930.8799999999992"/>
          </table:table-row>
          <table:table-row>
            <table:table-cell office:value-type="string">
              <text:p>ZETA</text:p>
            </table:table-cell>
            <table:table-cell office:value-type="float" office:value="105406.60000000002"/>
            <table:table-cell office:value-type="float" office:value="72374.400000000009"/>
            <table:table-cell office:value-type="float" office:value="95195.500000000015"/>
            <table:table-cell office:value-type="float" office:value="26982.640000000003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